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 table:steps="500"/>
      </table:calculation-settings>
      <table:table table:name="Openness_OCSVME_W3G_KI04_2016_12_0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2279839066" calcext:value-type="float">
            <text:p>0.4822798391</text:p>
          </table:table-cell>
          <table:table-cell office:value-type="float" office:value="0.392221391762" calcext:value-type="float">
            <text:p>0.3922213918</text:p>
          </table:table-cell>
          <table:table-cell office:value-type="float" office:value="0.193129" calcext:value-type="float">
            <text:p>0.193129</text:p>
          </table:table-cell>
          <table:table-cell office:value-type="float" office:value="0.461104865393" calcext:value-type="float">
            <text:p>0.4611048654</text:p>
          </table:table-cell>
          <table:table-cell office:value-type="float" office:value="0.432613386989" calcext:value-type="float">
            <text:p>0.43261338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530674399" calcext:value-type="float">
            <text:p>0.3755306744</text:p>
          </table:table-cell>
          <table:table-cell office:value-type="float" office:value="0.396334560794" calcext:value-type="float">
            <text:p>0.3963345608</text:p>
          </table:table-cell>
          <table:table-cell office:value-type="float" office:value="0.157382" calcext:value-type="float">
            <text:p>0.157382</text:p>
          </table:table-cell>
          <table:table-cell office:value-type="float" office:value="0.379514876208" calcext:value-type="float">
            <text:p>0.3795148762</text:p>
          </table:table-cell>
          <table:table-cell office:value-type="float" office:value="0.38565225668" calcext:value-type="float">
            <text:p>0.385652256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71834342499" calcext:value-type="float">
            <text:p>0.3718343425</text:p>
          </table:table-cell>
          <table:table-cell office:value-type="float" office:value="0.398697518407" calcext:value-type="float">
            <text:p>0.3986975184</text:p>
          </table:table-cell>
          <table:table-cell office:value-type="float" office:value="0.138564" calcext:value-type="float">
            <text:p>0.138564</text:p>
          </table:table-cell>
          <table:table-cell office:value-type="float" office:value="0.376913426878" calcext:value-type="float">
            <text:p>0.3769134269</text:p>
          </table:table-cell>
          <table:table-cell office:value-type="float" office:value="0.384797662847" calcext:value-type="float">
            <text:p>0.3847976628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12008292575" calcext:value-type="float">
            <text:p>0.4120082926</text:p>
          </table:table-cell>
          <table:table-cell office:value-type="float" office:value="0.359427814337" calcext:value-type="float">
            <text:p>0.3594278143</text:p>
          </table:table-cell>
          <table:table-cell office:value-type="float" office:value="0.153638" calcext:value-type="float">
            <text:p>0.153638</text:p>
          </table:table-cell>
          <table:table-cell office:value-type="float" office:value="0.400296466822" calcext:value-type="float">
            <text:p>0.4002964668</text:p>
          </table:table-cell>
          <table:table-cell office:value-type="float" office:value="0.383926131438" calcext:value-type="float">
            <text:p>0.3839261314</text:p>
          </table:table-cell>
          <table:table-cell/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STD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29873326308" calcext:value-type="float">
            <text:p>0.4298733263</text:p>
          </table:table-cell>
          <table:table-cell office:value-type="float" office:value="0.386943035237" calcext:value-type="float">
            <text:p>0.3869430352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420541731071" calcext:value-type="float">
            <text:p>0.4205417311</text:p>
          </table:table-cell>
          <table:table-cell office:value-type="float" office:value="0.407280014162" calcext:value-type="float">
            <text:p>0.4072800142</text:p>
          </table:table-cell>
          <table:table-cell/>
          <table:table-cell office:value-type="float" office:value="0.42112198369125" calcext:value-type="float">
            <text:p>0.4211219837</text:p>
          </table:table-cell>
          <table:table-cell office:value-type="float" office:value="0.0167314836929228" calcext:value-type="float">
            <text:p>0.016731483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89294515815" calcext:value-type="float">
            <text:p>0.4892945158</text:p>
          </table:table-cell>
          <table:table-cell office:value-type="float" office:value="0.398878934587" calcext:value-type="float">
            <text:p>0.3988789346</text:p>
          </table:table-cell>
          <table:table-cell office:value-type="float" office:value="0.194897" calcext:value-type="float">
            <text:p>0.194897</text:p>
          </table:table-cell>
          <table:table-cell office:value-type="float" office:value="0.468074432141" calcext:value-type="float">
            <text:p>0.4680744321</text:p>
          </table:table-cell>
          <table:table-cell office:value-type="float" office:value="0.439484596346" calcext:value-type="float">
            <text:p>0.4394845963</text:p>
          </table:table-cell>
          <table:table-cell/>
          <table:table-cell office:value-type="float" office:value="0.352651258" calcext:value-type="float">
            <text:p>0.352651258</text:p>
          </table:table-cell>
          <table:table-cell office:value-type="float" office:value="0.0107543311506233" calcext:value-type="float">
            <text:p>0.01075433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436018696446" calcext:value-type="float">
            <text:p>0.4360186964</text:p>
          </table:table-cell>
          <table:table-cell office:value-type="float" office:value="0.388559501048" calcext:value-type="float">
            <text:p>0.388559501</text:p>
          </table:table-cell>
          <table:table-cell office:value-type="float" office:value="0.165955" calcext:value-type="float">
            <text:p>0.165955</text:p>
          </table:table-cell>
          <table:table-cell office:value-type="float" office:value="0.425621496675" calcext:value-type="float">
            <text:p>0.4256214967</text:p>
          </table:table-cell>
          <table:table-cell office:value-type="float" office:value="0.410923324564" calcext:value-type="float">
            <text:p>0.4109233246</text:p>
          </table:table-cell>
          <table:table-cell/>
          <table:table-cell office:value-type="float" office:value="0.314773040641625" calcext:value-type="float">
            <text:p>0.3147730406</text:p>
          </table:table-cell>
          <table:table-cell office:value-type="float" office:value="0.00653396858419654" calcext:value-type="float">
            <text:p>0.006533968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72136182422" calcext:value-type="float">
            <text:p>0.3721361824</text:p>
          </table:table-cell>
          <table:table-cell office:value-type="float" office:value="0.358017342189" calcext:value-type="float">
            <text:p>0.3580173422</text:p>
          </table:table-cell>
          <table:table-cell office:value-type="float" office:value="0.139087" calcext:value-type="float">
            <text:p>0.139087</text:p>
          </table:table-cell>
          <table:table-cell office:value-type="float" office:value="0.369224024602" calcext:value-type="float">
            <text:p>0.3692240246</text:p>
          </table:table-cell>
          <table:table-cell office:value-type="float" office:value="0.364940255637" calcext:value-type="float">
            <text:p>0.3649402556</text:p>
          </table:table-cell>
          <table:table-cell/>
          <table:table-cell office:value-type="float" office:value="0.3115236736975" calcext:value-type="float">
            <text:p>0.3115236737</text:p>
          </table:table-cell>
          <table:table-cell office:value-type="float" office:value="0.00485255114675906" calcext:value-type="float">
            <text:p>0.0048525511</text:p>
          </table:table-cell>
        </table:table-row>
        <table:table-row table:style-name="ro1">
          <table:table-cell table:number-columns-repeated="5"/>
          <table:table-cell table:style-name="ce1" table:formula="of:=AVERAGE([.F1:.F8])" office:value-type="float" office:value="0.42112198369125" calcext:value-type="float">
            <text:p>0.4211219837</text:p>
          </table:table-cell>
          <table:table-cell table:style-name="ce1" table:formula="of:=AVERAGE([.G1:.G8])" office:value-type="float" office:value="0.384885012295125" calcext:value-type="float">
            <text:p>0.3848850123</text:p>
          </table:table-cell>
          <table:table-cell table:style-name="ce1" table:formula="of:=AVERAGE([.H1:.H8])" office:value-type="float" office:value="0.163869375" calcext:value-type="float">
            <text:p>0.163869375</text:p>
          </table:table-cell>
          <table:table-cell table:style-name="ce1" table:formula="of:=AVERAGE([.I1:.I8])" office:value-type="float" office:value="0.41266141497375" calcext:value-type="float">
            <text:p>0.412661415</text:p>
          </table:table-cell>
          <table:table-cell table:style-name="ce1" table:formula="of:=AVERAGE([.J1:.J8])" office:value-type="float" office:value="0.401202203582875" calcext:value-type="float">
            <text:p>0.4012022036</text:p>
          </table:table-cell>
          <table:table-cell/>
          <table:table-cell office:value-type="float" office:value="0.32846519984375" calcext:value-type="float">
            <text:p>0.3284651998</text:p>
          </table:table-cell>
          <table:table-cell office:value-type="float" office:value="0.00837344860844137" calcext:value-type="float">
            <text:p>0.0083734486</text:p>
          </table:table-cell>
        </table:table-row>
        <table:table-row table:style-name="ro1">
          <table:table-cell table:number-columns-repeated="5"/>
          <table:table-cell table:style-name="ce2" table:formula="of:=STDEV([.F1:.F8])/SQRT(8)" office:value-type="float" office:value="0.0167314836929228" calcext:value-type="float">
            <text:p>0.0167314837</text:p>
          </table:table-cell>
          <table:table-cell table:style-name="ce2" table:formula="of:=STDEV([.G1:.G8])/SQRT(8)" office:value-type="float" office:value="0.00591488401279033" calcext:value-type="float">
            <text:p>0.005914884</text:p>
          </table:table-cell>
          <table:table-cell table:style-name="ce2" table:formula="of:=STDEV([.H1:.H8])/SQRT(8)" office:value-type="float" office:value="0.00761124780209597" calcext:value-type="float">
            <text:p>0.0076112478</text:p>
          </table:table-cell>
          <table:table-cell table:style-name="ce2" table:formula="of:=STDEV([.I1:.I8])/SQRT(8)" office:value-type="float" office:value="0.0134055851698238" calcext:value-type="float">
            <text:p>0.0134055852</text:p>
          </table:table-cell>
          <table:table-cell table:style-name="ce2" table:formula="of:=STDEV([.J1:.J8])/SQRT(8)" office:value-type="float" office:value="0.00916899409912703" calcext:value-type="float">
            <text:p>0.0091689941</text:p>
          </table:table-cell>
          <table:table-cell/>
          <table:table-cell office:value-type="float" office:value="0.371883030472" calcext:value-type="float">
            <text:p>0.3718830305</text:p>
          </table:table-cell>
          <table:table-cell office:value-type="float" office:value="0.00489809275233726" calcext:value-type="float">
            <text:p>0.0048980928</text:p>
          </table:table-cell>
        </table:table-row>
        <table:table-row table:style-name="ro1">
          <table:table-cell table:number-columns-repeated="11"/>
          <table:table-cell office:value-type="float" office:value="0.512346447660875" calcext:value-type="float">
            <text:p>0.5123464477</text:p>
          </table:table-cell>
          <table:table-cell office:value-type="float" office:value="0.00473701909404709" calcext:value-type="float">
            <text:p>0.004737019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93315326379" calcext:value-type="float">
            <text:p>0.3933153264</text:p>
          </table:table-cell>
          <table:table-cell office:value-type="float" office:value="0.41256172399" calcext:value-type="float">
            <text:p>0.412561724</text:p>
          </table:table-cell>
          <table:table-cell office:value-type="float" office:value="0.199876" calcext:value-type="float">
            <text:p>0.199876</text:p>
          </table:table-cell>
          <table:table-cell office:value-type="float" office:value="0.397019594874" calcext:value-type="float">
            <text:p>0.3970195949</text:p>
          </table:table-cell>
          <table:table-cell office:value-type="float" office:value="0.402708698674" calcext:value-type="float">
            <text:p>0.402708698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26110116967" calcext:value-type="float">
            <text:p>0.326110117</text:p>
          </table:table-cell>
          <table:table-cell office:value-type="float" office:value="0.392234757766" calcext:value-type="float">
            <text:p>0.3922347578</text:p>
          </table:table-cell>
          <table:table-cell office:value-type="float" office:value="0.123502" calcext:value-type="float">
            <text:p>0.123502</text:p>
          </table:table-cell>
          <table:table-cell office:value-type="float" office:value="0.337489196168" calcext:value-type="float">
            <text:p>0.3374891962</text:p>
          </table:table-cell>
          <table:table-cell office:value-type="float" office:value="0.356129004975" calcext:value-type="float">
            <text:p>0.35612900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96349836266" calcext:value-type="float">
            <text:p>0.3963498363</text:p>
          </table:table-cell>
          <table:table-cell office:value-type="float" office:value="0.400356845535" calcext:value-type="float">
            <text:p>0.4003568455</text:p>
          </table:table-cell>
          <table:table-cell office:value-type="float" office:value="0.185631" calcext:value-type="float">
            <text:p>0.185631</text:p>
          </table:table-cell>
          <table:table-cell office:value-type="float" office:value="0.397144808524" calcext:value-type="float">
            <text:p>0.3971448085</text:p>
          </table:table-cell>
          <table:table-cell office:value-type="float" office:value="0.398343264342" calcext:value-type="float">
            <text:p>0.398343264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56390576535" calcext:value-type="float">
            <text:p>0.3563905765</text:p>
          </table:table-cell>
          <table:table-cell office:value-type="float" office:value="0.405047428084" calcext:value-type="float">
            <text:p>0.4050474281</text:p>
          </table:table-cell>
          <table:table-cell office:value-type="float" office:value="0.166315" calcext:value-type="float">
            <text:p>0.166315</text:p>
          </table:table-cell>
          <table:table-cell office:value-type="float" office:value="0.36516373059" calcext:value-type="float">
            <text:p>0.3651637306</text:p>
          </table:table-cell>
          <table:table-cell office:value-type="float" office:value="0.379164385133" calcext:value-type="float">
            <text:p>0.379164385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0832544504" calcext:value-type="float">
            <text:p>0.3308325445</text:p>
          </table:table-cell>
          <table:table-cell office:value-type="float" office:value="0.44174883164" calcext:value-type="float">
            <text:p>0.4417488316</text:p>
          </table:table-cell>
          <table:table-cell office:value-type="float" office:value="0.171397" calcext:value-type="float">
            <text:p>0.171397</text:p>
          </table:table-cell>
          <table:table-cell office:value-type="float" office:value="0.348324312063" calcext:value-type="float">
            <text:p>0.3483243121</text:p>
          </table:table-cell>
          <table:table-cell office:value-type="float" office:value="0.378328793615" calcext:value-type="float">
            <text:p>0.378328793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11206744382" calcext:value-type="float">
            <text:p>0.3112067444</text:p>
          </table:table-cell>
          <table:table-cell office:value-type="float" office:value="0.399977271856" calcext:value-type="float">
            <text:p>0.3999772719</text:p>
          </table:table-cell>
          <table:table-cell office:value-type="float" office:value="0.124554" calcext:value-type="float">
            <text:p>0.124554</text:p>
          </table:table-cell>
          <table:table-cell office:value-type="float" office:value="0.325662166912" calcext:value-type="float">
            <text:p>0.3256621669</text:p>
          </table:table-cell>
          <table:table-cell office:value-type="float" office:value="0.350051805887" calcext:value-type="float">
            <text:p>0.350051805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53413492576" calcext:value-type="float">
            <text:p>0.3534134926</text:p>
          </table:table-cell>
          <table:table-cell office:value-type="float" office:value="0.364302702213" calcext:value-type="float">
            <text:p>0.3643027022</text:p>
          </table:table-cell>
          <table:table-cell office:value-type="float" office:value="0.127598" calcext:value-type="float">
            <text:p>0.127598</text:p>
          </table:table-cell>
          <table:table-cell office:value-type="float" office:value="0.355538943784" calcext:value-type="float">
            <text:p>0.3555389438</text:p>
          </table:table-cell>
          <table:table-cell office:value-type="float" office:value="0.358775491702" calcext:value-type="float">
            <text:p>0.358775491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53591426391" calcext:value-type="float">
            <text:p>0.3535914264</text:p>
          </table:table-cell>
          <table:table-cell office:value-type="float" office:value="0.404086083233" calcext:value-type="float">
            <text:p>0.4040860832</text:p>
          </table:table-cell>
          <table:table-cell office:value-type="float" office:value="0.166027" calcext:value-type="float">
            <text:p>0.166027</text:p>
          </table:table-cell>
          <table:table-cell office:value-type="float" office:value="0.362654908615" calcext:value-type="float">
            <text:p>0.3626549086</text:p>
          </table:table-cell>
          <table:table-cell office:value-type="float" office:value="0.37715617196" calcext:value-type="float">
            <text:p>0.37715617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12:.F19])" office:value-type="float" office:value="0.352651258" calcext:value-type="float">
            <text:p>0.352651258</text:p>
          </table:table-cell>
          <table:table-cell table:style-name="ce1" table:formula="of:=AVERAGE([.G12:.G19])" office:value-type="float" office:value="0.402539455539625" calcext:value-type="float">
            <text:p>0.4025394555</text:p>
          </table:table-cell>
          <table:table-cell table:style-name="ce1" table:formula="of:=AVERAGE([.H12:.H19])" office:value-type="float" office:value="0.1581125" calcext:value-type="float">
            <text:p>0.1581125</text:p>
          </table:table-cell>
          <table:table-cell table:style-name="ce1" table:formula="of:=AVERAGE([.I12:.I19])" office:value-type="float" office:value="0.36112470769125" calcext:value-type="float">
            <text:p>0.3611247077</text:p>
          </table:table-cell>
          <table:table-cell table:style-name="ce1" table:formula="of:=AVERAGE([.J12:.J19])" office:value-type="float" office:value="0.375082202036" calcext:value-type="float">
            <text:p>0.37508220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12:.F19])/SQRT(8)" office:value-type="float" office:value="0.0107543311506233" calcext:value-type="float">
            <text:p>0.0107543312</text:p>
          </table:table-cell>
          <table:table-cell table:style-name="ce2" table:formula="of:=STDEV([.G12:.G19])/SQRT(8)" office:value-type="float" office:value="0.00759001658125087" calcext:value-type="float">
            <text:p>0.0075900166</text:p>
          </table:table-cell>
          <table:table-cell table:style-name="ce2" table:formula="of:=STDEV([.H12:.H19])/SQRT(8)" office:value-type="float" office:value="0.0104052273727474" calcext:value-type="float">
            <text:p>0.0104052274</text:p>
          </table:table-cell>
          <table:table-cell table:style-name="ce2" table:formula="of:=STDEV([.I12:.I19])/SQRT(8)" office:value-type="float" office:value="0.00907884698160314" calcext:value-type="float">
            <text:p>0.009078847</text:p>
          </table:table-cell>
          <table:table-cell table:style-name="ce2" table:formula="of:=STDEV([.J12:.J19])/SQRT(8)" office:value-type="float" office:value="0.00679739902355373" calcext:value-type="float">
            <text:p>0.006797399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4789823697" calcext:value-type="float">
            <text:p>0.3147898237</text:p>
          </table:table-cell>
          <table:table-cell office:value-type="float" office:value="0.404524405507" calcext:value-type="float">
            <text:p>0.4045244055</text:p>
          </table:table-cell>
          <table:table-cell office:value-type="float" office:value="0.147422" calcext:value-type="float">
            <text:p>0.147422</text:p>
          </table:table-cell>
          <table:table-cell office:value-type="float" office:value="0.329403987212" calcext:value-type="float">
            <text:p>0.3294039872</text:p>
          </table:table-cell>
          <table:table-cell office:value-type="float" office:value="0.354059911846" calcext:value-type="float">
            <text:p>0.3540599118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03187348345" calcext:value-type="float">
            <text:p>0.3031873483</text:p>
          </table:table-cell>
          <table:table-cell office:value-type="float" office:value="0.361353996727" calcext:value-type="float">
            <text:p>0.3613539967</text:p>
          </table:table-cell>
          <table:table-cell office:value-type="float" office:value="0.116357" calcext:value-type="float">
            <text:p>0.116357</text:p>
          </table:table-cell>
          <table:table-cell office:value-type="float" office:value="0.313272764248" calcext:value-type="float">
            <text:p>0.3132727642</text:p>
          </table:table-cell>
          <table:table-cell office:value-type="float" office:value="0.32972503786" calcext:value-type="float">
            <text:p>0.329725037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35837853655" calcext:value-type="float">
            <text:p>0.3358378537</text:p>
          </table:table-cell>
          <table:table-cell office:value-type="float" office:value="0.385969755808" calcext:value-type="float">
            <text:p>0.3859697558</text:p>
          </table:table-cell>
          <table:table-cell office:value-type="float" office:value="0.128158" calcext:value-type="float">
            <text:p>0.128158</text:p>
          </table:table-cell>
          <table:table-cell office:value-type="float" office:value="0.344794622957" calcext:value-type="float">
            <text:p>0.344794623</text:p>
          </table:table-cell>
          <table:table-cell office:value-type="float" office:value="0.359162892347" calcext:value-type="float">
            <text:p>0.359162892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40887302579" calcext:value-type="float">
            <text:p>0.3408873026</text:p>
          </table:table-cell>
          <table:table-cell office:value-type="float" office:value="0.409747384747" calcext:value-type="float">
            <text:p>0.4097473847</text:p>
          </table:table-cell>
          <table:table-cell office:value-type="float" office:value="0.16218" calcext:value-type="float">
            <text:p>0.16218</text:p>
          </table:table-cell>
          <table:table-cell office:value-type="float" office:value="0.352743357043" calcext:value-type="float">
            <text:p>0.352743357</text:p>
          </table:table-cell>
          <table:table-cell office:value-type="float" office:value="0.372158875905" calcext:value-type="float">
            <text:p>0.372158875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9827290677" calcext:value-type="float">
            <text:p>0.3198272907</text:p>
          </table:table-cell>
          <table:table-cell office:value-type="float" office:value="0.430937326535" calcext:value-type="float">
            <text:p>0.4309373265</text:p>
          </table:table-cell>
          <table:table-cell office:value-type="float" office:value="0.156391" calcext:value-type="float">
            <text:p>0.156391</text:p>
          </table:table-cell>
          <table:table-cell office:value-type="float" office:value="0.337216421963" calcext:value-type="float">
            <text:p>0.337216422</text:p>
          </table:table-cell>
          <table:table-cell office:value-type="float" office:value="0.36716039738" calcext:value-type="float">
            <text:p>0.367160397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97772576171" calcext:value-type="float">
            <text:p>0.2977725762</text:p>
          </table:table-cell>
          <table:table-cell office:value-type="float" office:value="0.389647339007" calcext:value-type="float">
            <text:p>0.389647339</text:p>
          </table:table-cell>
          <table:table-cell office:value-type="float" office:value="0.114955" calcext:value-type="float">
            <text:p>0.114955</text:p>
          </table:table-cell>
          <table:table-cell office:value-type="float" office:value="0.312509888082" calcext:value-type="float">
            <text:p>0.3125098881</text:p>
          </table:table-cell>
          <table:table-cell office:value-type="float" office:value="0.337570353644" calcext:value-type="float">
            <text:p>0.337570353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19316834355" calcext:value-type="float">
            <text:p>0.3193168344</text:p>
          </table:table-cell>
          <table:table-cell office:value-type="float" office:value="0.434157592397" calcext:value-type="float">
            <text:p>0.4341575924</text:p>
          </table:table-cell>
          <table:table-cell office:value-type="float" office:value="0.156808" calcext:value-type="float">
            <text:p>0.156808</text:p>
          </table:table-cell>
          <table:table-cell office:value-type="float" office:value="0.337153181146" calcext:value-type="float">
            <text:p>0.3371531811</text:p>
          </table:table-cell>
          <table:table-cell office:value-type="float" office:value="0.367985489867" calcext:value-type="float">
            <text:p>0.367985489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286565295654" calcext:value-type="float">
            <text:p>0.2865652957</text:p>
          </table:table-cell>
          <table:table-cell office:value-type="float" office:value="0.3853402346" calcext:value-type="float">
            <text:p>0.3853402346</text:p>
          </table:table-cell>
          <table:table-cell office:value-type="float" office:value="0.122023" calcext:value-type="float">
            <text:p>0.122023</text:p>
          </table:table-cell>
          <table:table-cell office:value-type="float" office:value="0.302050313077" calcext:value-type="float">
            <text:p>0.3020503131</text:p>
          </table:table-cell>
          <table:table-cell office:value-type="float" office:value="0.328692452386" calcext:value-type="float">
            <text:p>0.328692452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23:.F30])" office:value-type="float" office:value="0.314773040641625" calcext:value-type="float">
            <text:p>0.3147730406</text:p>
          </table:table-cell>
          <table:table-cell table:style-name="ce1" table:formula="of:=AVERAGE([.G23:.G30])" office:value-type="float" office:value="0.400209754416" calcext:value-type="float">
            <text:p>0.4002097544</text:p>
          </table:table-cell>
          <table:table-cell table:style-name="ce1" table:formula="of:=AVERAGE([.H23:.H30])" office:value-type="float" office:value="0.13803675" calcext:value-type="float">
            <text:p>0.13803675</text:p>
          </table:table-cell>
          <table:table-cell table:style-name="ce1" table:formula="of:=AVERAGE([.I23:.I30])" office:value-type="float" office:value="0.328643066966" calcext:value-type="float">
            <text:p>0.328643067</text:p>
          </table:table-cell>
          <table:table-cell table:style-name="ce1" table:formula="of:=AVERAGE([.J23:.J30])" office:value-type="float" office:value="0.352064426404375" calcext:value-type="float">
            <text:p>0.352064426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23:.F30])/SQRT(8)" office:value-type="float" office:value="0.00653396858419654" calcext:value-type="float">
            <text:p>0.0065339686</text:p>
          </table:table-cell>
          <table:table-cell table:style-name="ce2" table:formula="of:=STDEV([.G23:.G30])/SQRT(8)" office:value-type="float" office:value="0.00871312300811384" calcext:value-type="float">
            <text:p>0.008713123</text:p>
          </table:table-cell>
          <table:table-cell table:style-name="ce2" table:formula="of:=STDEV([.H23:.H30])/SQRT(8)" office:value-type="float" office:value="0.00696550991813542" calcext:value-type="float">
            <text:p>0.0069655099</text:p>
          </table:table-cell>
          <table:table-cell table:style-name="ce2" table:formula="of:=STDEV([.I23:.I30])/SQRT(8)" office:value-type="float" office:value="0.00625628316682371" calcext:value-type="float">
            <text:p>0.0062562832</text:p>
          </table:table-cell>
          <table:table-cell table:style-name="ce2" table:formula="of:=STDEV([.J23:.J30])/SQRT(8)" office:value-type="float" office:value="0.00626056432636147" calcext:value-type="float">
            <text:p>0.0062605643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21624498417" calcext:value-type="float">
            <text:p>0.3216244984</text:p>
          </table:table-cell>
          <table:table-cell office:value-type="float" office:value="0.458703184978" calcext:value-type="float">
            <text:p>0.458703185</text:p>
          </table:table-cell>
          <table:table-cell office:value-type="float" office:value="0.138855" calcext:value-type="float">
            <text:p>0.138855</text:p>
          </table:table-cell>
          <table:table-cell office:value-type="float" office:value="0.342069268627" calcext:value-type="float">
            <text:p>0.3420692686</text:p>
          </table:table-cell>
          <table:table-cell office:value-type="float" office:value="0.378123665045" calcext:value-type="float">
            <text:p>0.37812366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02528896734" calcext:value-type="float">
            <text:p>0.3025288967</text:p>
          </table:table-cell>
          <table:table-cell office:value-type="float" office:value="0.441241272709" calcext:value-type="float">
            <text:p>0.4412412727</text:p>
          </table:table-cell>
          <table:table-cell office:value-type="float" office:value="0.148595" calcext:value-type="float">
            <text:p>0.148595</text:p>
          </table:table-cell>
          <table:table-cell office:value-type="float" office:value="0.322826175623" calcext:value-type="float">
            <text:p>0.3228261756</text:p>
          </table:table-cell>
          <table:table-cell office:value-type="float" office:value="0.35895022659" calcext:value-type="float">
            <text:p>0.358950226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98357561624" calcext:value-type="float">
            <text:p>0.2983575616</text:p>
          </table:table-cell>
          <table:table-cell office:value-type="float" office:value="0.41388123919" calcext:value-type="float">
            <text:p>0.4138812392</text:p>
          </table:table-cell>
          <table:table-cell office:value-type="float" office:value="0.143071" calcext:value-type="float">
            <text:p>0.143071</text:p>
          </table:table-cell>
          <table:table-cell office:value-type="float" office:value="0.315998009514" calcext:value-type="float">
            <text:p>0.3159980095</text:p>
          </table:table-cell>
          <table:table-cell office:value-type="float" office:value="0.346750548231" calcext:value-type="float">
            <text:p>0.346750548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23380853654" calcext:value-type="float">
            <text:p>0.3233808537</text:p>
          </table:table-cell>
          <table:table-cell office:value-type="float" office:value="0.451162449903" calcext:value-type="float">
            <text:p>0.4511624499</text:p>
          </table:table-cell>
          <table:table-cell office:value-type="float" office:value="0.152818" calcext:value-type="float">
            <text:p>0.152818</text:p>
          </table:table-cell>
          <table:table-cell office:value-type="float" office:value="0.342798864204" calcext:value-type="float">
            <text:p>0.3427988642</text:p>
          </table:table-cell>
          <table:table-cell office:value-type="float" office:value="0.376731158907" calcext:value-type="float">
            <text:p>0.376731158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20094707114" calcext:value-type="float">
            <text:p>0.3200947071</text:p>
          </table:table-cell>
          <table:table-cell office:value-type="float" office:value="0.452631270015" calcext:value-type="float">
            <text:p>0.45263127</text:p>
          </table:table-cell>
          <table:table-cell office:value-type="float" office:value="0.138247" calcext:value-type="float">
            <text:p>0.138247</text:p>
          </table:table-cell>
          <table:table-cell office:value-type="float" office:value="0.340006402546" calcext:value-type="float">
            <text:p>0.3400064025</text:p>
          </table:table-cell>
          <table:table-cell office:value-type="float" office:value="0.374996772709" calcext:value-type="float">
            <text:p>0.374996772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87417992855" calcext:value-type="float">
            <text:p>0.2874179929</text:p>
          </table:table-cell>
          <table:table-cell office:value-type="float" office:value="0.450316742081" calcext:value-type="float">
            <text:p>0.4503167421</text:p>
          </table:table-cell>
          <table:table-cell office:value-type="float" office:value="0.118065" calcext:value-type="float">
            <text:p>0.118065</text:p>
          </table:table-cell>
          <table:table-cell office:value-type="float" office:value="0.309834026106" calcext:value-type="float">
            <text:p>0.3098340261</text:p>
          </table:table-cell>
          <table:table-cell office:value-type="float" office:value="0.35088258158" calcext:value-type="float">
            <text:p>0.350882581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14734498253" calcext:value-type="float">
            <text:p>0.3147344983</text:p>
          </table:table-cell>
          <table:table-cell office:value-type="float" office:value="0.448028681558" calcext:value-type="float">
            <text:p>0.4480286816</text:p>
          </table:table-cell>
          <table:table-cell office:value-type="float" office:value="0.142905" calcext:value-type="float">
            <text:p>0.142905</text:p>
          </table:table-cell>
          <table:table-cell office:value-type="float" office:value="0.334646828673" calcext:value-type="float">
            <text:p>0.3346468287</text:p>
          </table:table-cell>
          <table:table-cell office:value-type="float" office:value="0.36973489551" calcext:value-type="float">
            <text:p>0.369734895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24050380929" calcext:value-type="float">
            <text:p>0.3240503809</text:p>
          </table:table-cell>
          <table:table-cell office:value-type="float" office:value="0.424192822237" calcext:value-type="float">
            <text:p>0.4241928222</text:p>
          </table:table-cell>
          <table:table-cell office:value-type="float" office:value="0.151878" calcext:value-type="float">
            <text:p>0.151878</text:p>
          </table:table-cell>
          <table:table-cell office:value-type="float" office:value="0.340108797531" calcext:value-type="float">
            <text:p>0.3401087975</text:p>
          </table:table-cell>
          <table:table-cell office:value-type="float" office:value="0.367420231956" calcext:value-type="float">
            <text:p>0.36742023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34:.F41])" office:value-type="float" office:value="0.3115236736975" calcext:value-type="float">
            <text:p>0.3115236737</text:p>
          </table:table-cell>
          <table:table-cell table:style-name="ce1" table:formula="of:=AVERAGE([.G34:.G41])" office:value-type="float" office:value="0.442519707833875" calcext:value-type="float">
            <text:p>0.4425197078</text:p>
          </table:table-cell>
          <table:table-cell table:style-name="ce1" table:formula="of:=AVERAGE([.H34:.H41])" office:value-type="float" office:value="0.14180425" calcext:value-type="float">
            <text:p>0.14180425</text:p>
          </table:table-cell>
          <table:table-cell table:style-name="ce1" table:formula="of:=AVERAGE([.I34:.I41])" office:value-type="float" office:value="0.331036046603" calcext:value-type="float">
            <text:p>0.3310360466</text:p>
          </table:table-cell>
          <table:table-cell table:style-name="ce1" table:formula="of:=AVERAGE([.J34:.J41])" office:value-type="float" office:value="0.365448760066" calcext:value-type="float">
            <text:p>0.36544876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34:.F41])/SQRT(8)" office:value-type="float" office:value="0.00485255114675906" calcext:value-type="float">
            <text:p>0.0048525511</text:p>
          </table:table-cell>
          <table:table-cell table:style-name="ce2" table:formula="of:=STDEV([.G34:.G41])/SQRT(8)" office:value-type="float" office:value="0.00548969678701807" calcext:value-type="float">
            <text:p>0.0054896968</text:p>
          </table:table-cell>
          <table:table-cell table:style-name="ce2" table:formula="of:=STDEV([.H34:.H41])/SQRT(8)" office:value-type="float" office:value="0.00391110555593209" calcext:value-type="float">
            <text:p>0.0039111056</text:p>
          </table:table-cell>
          <table:table-cell table:style-name="ce2" table:formula="of:=STDEV([.I34:.I41])/SQRT(8)" office:value-type="float" office:value="0.0045883897008053" calcext:value-type="float">
            <text:p>0.0045883897</text:p>
          </table:table-cell>
          <table:table-cell table:style-name="ce2" table:formula="of:=STDEV([.J34:.J41])/SQRT(8)" office:value-type="float" office:value="0.00423715614402088" calcext:value-type="float">
            <text:p>0.0042371561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2681550973" calcext:value-type="float">
            <text:p>0.352681551</text:p>
          </table:table-cell>
          <table:table-cell office:value-type="float" office:value="0.478265278157" calcext:value-type="float">
            <text:p>0.4782652782</text:p>
          </table:table-cell>
          <table:table-cell office:value-type="float" office:value="0.136384" calcext:value-type="float">
            <text:p>0.136384</text:p>
          </table:table-cell>
          <table:table-cell office:value-type="float" office:value="0.372229694896" calcext:value-type="float">
            <text:p>0.3722296949</text:p>
          </table:table-cell>
          <table:table-cell office:value-type="float" office:value="0.405983473705" calcext:value-type="float">
            <text:p>0.405983473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1070999076" calcext:value-type="float">
            <text:p>0.3107099908</text:p>
          </table:table-cell>
          <table:table-cell office:value-type="float" office:value="0.4140630078" calcext:value-type="float">
            <text:p>0.4140630078</text:p>
          </table:table-cell>
          <table:table-cell office:value-type="float" office:value="0.139692" calcext:value-type="float">
            <text:p>0.139692</text:p>
          </table:table-cell>
          <table:table-cell office:value-type="float" office:value="0.32703608888" calcext:value-type="float">
            <text:p>0.3270360889</text:p>
          </table:table-cell>
          <table:table-cell office:value-type="float" office:value="0.35501740154" calcext:value-type="float">
            <text:p>0.355017401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09255474003" calcext:value-type="float">
            <text:p>0.309255474</text:p>
          </table:table-cell>
          <table:table-cell office:value-type="float" office:value="0.511733522863" calcext:value-type="float">
            <text:p>0.5117335229</text:p>
          </table:table-cell>
          <table:table-cell office:value-type="float" office:value="0.153702" calcext:value-type="float">
            <text:p>0.153702</text:p>
          </table:table-cell>
          <table:table-cell office:value-type="float" office:value="0.335831198594" calcext:value-type="float">
            <text:p>0.3358311986</text:p>
          </table:table-cell>
          <table:table-cell office:value-type="float" office:value="0.385526222106" calcext:value-type="float">
            <text:p>0.385526222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62492372315" calcext:value-type="float">
            <text:p>0.3624923723</text:p>
          </table:table-cell>
          <table:table-cell office:value-type="float" office:value="0.508572701093" calcext:value-type="float">
            <text:p>0.5085727011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384585737056" calcext:value-type="float">
            <text:p>0.3845857371</text:p>
          </table:table-cell>
          <table:table-cell office:value-type="float" office:value="0.423283473398" calcext:value-type="float">
            <text:p>0.423283473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47361737651" calcext:value-type="float">
            <text:p>0.3473617377</text:p>
          </table:table-cell>
          <table:table-cell office:value-type="float" office:value="0.455115929647" calcext:value-type="float">
            <text:p>0.4551159296</text:p>
          </table:table-cell>
          <table:table-cell office:value-type="float" office:value="0.151499" calcext:value-type="float">
            <text:p>0.151499</text:p>
          </table:table-cell>
          <table:table-cell office:value-type="float" office:value="0.364627741822" calcext:value-type="float">
            <text:p>0.3646277418</text:p>
          </table:table-cell>
          <table:table-cell office:value-type="float" office:value="0.39400438566" calcext:value-type="float">
            <text:p>0.394004385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01677256985" calcext:value-type="float">
            <text:p>0.301677257</text:p>
          </table:table-cell>
          <table:table-cell office:value-type="float" office:value="0.452640181806" calcext:value-type="float">
            <text:p>0.4526401818</text:p>
          </table:table-cell>
          <table:table-cell office:value-type="float" office:value="0.141343" calcext:value-type="float">
            <text:p>0.141343</text:p>
          </table:table-cell>
          <table:table-cell office:value-type="float" office:value="0.323238312798" calcext:value-type="float">
            <text:p>0.3232383128</text:p>
          </table:table-cell>
          <table:table-cell office:value-type="float" office:value="0.362052476653" calcext:value-type="float">
            <text:p>0.362052476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08856550575" calcext:value-type="float">
            <text:p>0.3088565506</text:p>
          </table:table-cell>
          <table:table-cell office:value-type="float" office:value="0.512186480186" calcext:value-type="float">
            <text:p>0.5121864802</text:p>
          </table:table-cell>
          <table:table-cell office:value-type="float" office:value="0.178399" calcext:value-type="float">
            <text:p>0.178399</text:p>
          </table:table-cell>
          <table:table-cell office:value-type="float" office:value="0.335493687858" calcext:value-type="float">
            <text:p>0.3354936879</text:p>
          </table:table-cell>
          <table:table-cell office:value-type="float" office:value="0.385344357347" calcext:value-type="float">
            <text:p>0.385344357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34686665488" calcext:value-type="float">
            <text:p>0.3346866655</text:p>
          </table:table-cell>
          <table:table-cell office:value-type="float" office:value="0.504872477837" calcext:value-type="float">
            <text:p>0.5048724778</text:p>
          </table:table-cell>
          <table:table-cell office:value-type="float" office:value="0.161803" calcext:value-type="float">
            <text:p>0.161803</text:p>
          </table:table-cell>
          <table:table-cell office:value-type="float" office:value="0.358881503976" calcext:value-type="float">
            <text:p>0.358881504</text:p>
          </table:table-cell>
          <table:table-cell office:value-type="float" office:value="0.402530512466" calcext:value-type="float">
            <text:p>0.402530512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45:.F52])" office:value-type="float" office:value="0.32846519984375" calcext:value-type="float">
            <text:p>0.3284651998</text:p>
          </table:table-cell>
          <table:table-cell table:style-name="ce1" table:formula="of:=AVERAGE([.G45:.G52])" office:value-type="float" office:value="0.479681197423625" calcext:value-type="float">
            <text:p>0.4796811974</text:p>
          </table:table-cell>
          <table:table-cell table:style-name="ce1" table:formula="of:=AVERAGE([.H45:.H52])" office:value-type="float" office:value="0.156813125" calcext:value-type="float">
            <text:p>0.156813125</text:p>
          </table:table-cell>
          <table:table-cell table:style-name="ce1" table:formula="of:=AVERAGE([.I45:.I52])" office:value-type="float" office:value="0.350240495735" calcext:value-type="float">
            <text:p>0.3502404957</text:p>
          </table:table-cell>
          <table:table-cell table:style-name="ce1" table:formula="of:=AVERAGE([.J45:.J52])" office:value-type="float" office:value="0.389217787859375" calcext:value-type="float">
            <text:p>0.389217787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45:.F52])/SQRT(8)" office:value-type="float" office:value="0.00837344860844137" calcext:value-type="float">
            <text:p>0.0083734486</text:p>
          </table:table-cell>
          <table:table-cell table:style-name="ce2" table:formula="of:=STDEV([.G45:.G52])/SQRT(8)" office:value-type="float" office:value="0.0128143927940546" calcext:value-type="float">
            <text:p>0.0128143928</text:p>
          </table:table-cell>
          <table:table-cell table:style-name="ce2" table:formula="of:=STDEV([.H45:.H52])/SQRT(8)" office:value-type="float" office:value="0.00693655288885702" calcext:value-type="float">
            <text:p>0.0069365529</text:p>
          </table:table-cell>
          <table:table-cell table:style-name="ce2" table:formula="of:=STDEV([.I45:.I52])/SQRT(8)" office:value-type="float" office:value="0.00805942097579324" calcext:value-type="float">
            <text:p>0.008059421</text:p>
          </table:table-cell>
          <table:table-cell table:style-name="ce2" table:formula="of:=STDEV([.J45:.J52])/SQRT(8)" office:value-type="float" office:value="0.00799324601843291" calcext:value-type="float">
            <text:p>0.00799324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1607207561" calcext:value-type="float">
            <text:p>0.3516072076</text:p>
          </table:table-cell>
          <table:table-cell office:value-type="float" office:value="0.436708864242" calcext:value-type="float">
            <text:p>0.4367088642</text:p>
          </table:table-cell>
          <table:table-cell office:value-type="float" office:value="0.173871" calcext:value-type="float">
            <text:p>0.173871</text:p>
          </table:table-cell>
          <table:table-cell office:value-type="float" office:value="0.36586652299" calcext:value-type="float">
            <text:p>0.365866523</text:p>
          </table:table-cell>
          <table:table-cell office:value-type="float" office:value="0.389564515466" calcext:value-type="float">
            <text:p>0.389564515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76280241907" calcext:value-type="float">
            <text:p>0.3762802419</text:p>
          </table:table-cell>
          <table:table-cell office:value-type="float" office:value="0.502217103248" calcext:value-type="float">
            <text:p>0.5022171032</text:p>
          </table:table-cell>
          <table:table-cell office:value-type="float" office:value="0.19131" calcext:value-type="float">
            <text:p>0.19131</text:p>
          </table:table-cell>
          <table:table-cell office:value-type="float" office:value="0.396147998389" calcext:value-type="float">
            <text:p>0.3961479984</text:p>
          </table:table-cell>
          <table:table-cell office:value-type="float" office:value="0.430221842199" calcext:value-type="float">
            <text:p>0.430221842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61861290742" calcext:value-type="float">
            <text:p>0.3618612907</text:p>
          </table:table-cell>
          <table:table-cell office:value-type="float" office:value="0.429313165266" calcext:value-type="float">
            <text:p>0.4293131653</text:p>
          </table:table-cell>
          <table:table-cell office:value-type="float" office:value="0.177413" calcext:value-type="float">
            <text:p>0.177413</text:p>
          </table:table-cell>
          <table:table-cell office:value-type="float" office:value="0.373601013982" calcext:value-type="float">
            <text:p>0.373601014</text:p>
          </table:table-cell>
          <table:table-cell office:value-type="float" office:value="0.392711910593" calcext:value-type="float">
            <text:p>0.392711910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96401140851" calcext:value-type="float">
            <text:p>0.3964011409</text:p>
          </table:table-cell>
          <table:table-cell office:value-type="float" office:value="0.425271781685" calcext:value-type="float">
            <text:p>0.4252717817</text:p>
          </table:table-cell>
          <table:table-cell office:value-type="float" office:value="0.188099" calcext:value-type="float">
            <text:p>0.188099</text:p>
          </table:table-cell>
          <table:table-cell office:value-type="float" office:value="0.401857359673" calcext:value-type="float">
            <text:p>0.4018573597</text:p>
          </table:table-cell>
          <table:table-cell office:value-type="float" office:value="0.410329255859" calcext:value-type="float">
            <text:p>0.410329255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7247605522" calcext:value-type="float">
            <text:p>0.3672476055</text:p>
          </table:table-cell>
          <table:table-cell office:value-type="float" office:value="0.490646424185" calcext:value-type="float">
            <text:p>0.4906464242</text:p>
          </table:table-cell>
          <table:table-cell office:value-type="float" office:value="0.149028" calcext:value-type="float">
            <text:p>0.149028</text:p>
          </table:table-cell>
          <table:table-cell office:value-type="float" office:value="0.3866987485" calcext:value-type="float">
            <text:p>0.3866987485</text:p>
          </table:table-cell>
          <table:table-cell office:value-type="float" office:value="0.420072219179" calcext:value-type="float">
            <text:p>0.420072219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78273942054" calcext:value-type="float">
            <text:p>0.3782739421</text:p>
          </table:table-cell>
          <table:table-cell office:value-type="float" office:value="0.549416268975" calcext:value-type="float">
            <text:p>0.549416269</text:p>
          </table:table-cell>
          <table:table-cell office:value-type="float" office:value="0.192223" calcext:value-type="float">
            <text:p>0.192223</text:p>
          </table:table-cell>
          <table:table-cell office:value-type="float" office:value="0.403406013196" calcext:value-type="float">
            <text:p>0.4034060132</text:p>
          </table:table-cell>
          <table:table-cell office:value-type="float" office:value="0.448058749403" calcext:value-type="float">
            <text:p>0.448058749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80330510527" calcext:value-type="float">
            <text:p>0.3803305105</text:p>
          </table:table-cell>
          <table:table-cell office:value-type="float" office:value="0.455736398004" calcext:value-type="float">
            <text:p>0.455736398</text:p>
          </table:table-cell>
          <table:table-cell office:value-type="float" office:value="0.155502" calcext:value-type="float">
            <text:p>0.155502</text:p>
          </table:table-cell>
          <table:table-cell office:value-type="float" office:value="0.393347108696" calcext:value-type="float">
            <text:p>0.3933471087</text:p>
          </table:table-cell>
          <table:table-cell office:value-type="float" office:value="0.414632980088" calcext:value-type="float">
            <text:p>0.414632980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63062304612" calcext:value-type="float">
            <text:p>0.3630623046</text:p>
          </table:table-cell>
          <table:table-cell office:value-type="float" office:value="0.526819099733" calcext:value-type="float">
            <text:p>0.5268190997</text:p>
          </table:table-cell>
          <table:table-cell office:value-type="float" office:value="0.155048" calcext:value-type="float">
            <text:p>0.155048</text:p>
          </table:table-cell>
          <table:table-cell office:value-type="float" office:value="0.387129417088" calcext:value-type="float">
            <text:p>0.3871294171</text:p>
          </table:table-cell>
          <table:table-cell office:value-type="float" office:value="0.429873364088" calcext:value-type="float">
            <text:p>0.429873364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56:.F63])" office:value-type="float" office:value="0.371883030472" calcext:value-type="float">
            <text:p>0.3718830305</text:p>
          </table:table-cell>
          <table:table-cell table:style-name="ce1" table:formula="of:=AVERAGE([.G56:.G63])" office:value-type="float" office:value="0.47701613816725" calcext:value-type="float">
            <text:p>0.4770161382</text:p>
          </table:table-cell>
          <table:table-cell table:style-name="ce1" table:formula="of:=AVERAGE([.H56:.H63])" office:value-type="float" office:value="0.17281175" calcext:value-type="float">
            <text:p>0.17281175</text:p>
          </table:table-cell>
          <table:table-cell table:style-name="ce1" table:formula="of:=AVERAGE([.I56:.I63])" office:value-type="float" office:value="0.38850677281425" calcext:value-type="float">
            <text:p>0.3885067728</text:p>
          </table:table-cell>
          <table:table-cell table:style-name="ce1" table:formula="of:=AVERAGE([.J56:.J63])" office:value-type="float" office:value="0.416933104609375" calcext:value-type="float">
            <text:p>0.416933104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56:.F63])/SQRT(8)" office:value-type="float" office:value="0.00489809275233726" calcext:value-type="float">
            <text:p>0.0048980928</text:p>
          </table:table-cell>
          <table:table-cell table:style-name="ce2" table:formula="of:=STDEV([.G56:.G63])/SQRT(8)" office:value-type="float" office:value="0.0166763000048539" calcext:value-type="float">
            <text:p>0.0166763</text:p>
          </table:table-cell>
          <table:table-cell table:style-name="ce2" table:formula="of:=STDEV([.H56:.H63])/SQRT(8)" office:value-type="float" office:value="0.00620457841825005" calcext:value-type="float">
            <text:p>0.0062045784</text:p>
          </table:table-cell>
          <table:table-cell table:style-name="ce2" table:formula="of:=STDEV([.I56:.I63])/SQRT(8)" office:value-type="float" office:value="0.00467128640194879" calcext:value-type="float">
            <text:p>0.0046712864</text:p>
          </table:table-cell>
          <table:table-cell table:style-name="ce2" table:formula="of:=STDEV([.J56:.J63])/SQRT(8)" office:value-type="float" office:value="0.0069530414319018" calcext:value-type="float">
            <text:p>0.006953041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3085051571" calcext:value-type="float">
            <text:p>0.5030850516</text:p>
          </table:table-cell>
          <table:table-cell office:value-type="float" office:value="0.529242857143" calcext:value-type="float">
            <text:p>0.5292428571</text:p>
          </table:table-cell>
          <table:table-cell office:value-type="float" office:value="0.275766" calcext:value-type="float">
            <text:p>0.275766</text:p>
          </table:table-cell>
          <table:table-cell office:value-type="float" office:value="0.508107691757" calcext:value-type="float">
            <text:p>0.5081076918</text:p>
          </table:table-cell>
          <table:table-cell office:value-type="float" office:value="0.51583255249" calcext:value-type="float">
            <text:p>0.515832552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11644828627" calcext:value-type="float">
            <text:p>0.5116448286</text:p>
          </table:table-cell>
          <table:table-cell office:value-type="float" office:value="0.606101755218" calcext:value-type="float">
            <text:p>0.6061017552</text:p>
          </table:table-cell>
          <table:table-cell office:value-type="float" office:value="0.331421" calcext:value-type="float">
            <text:p>0.331421</text:p>
          </table:table-cell>
          <table:table-cell office:value-type="float" office:value="0.528105163967" calcext:value-type="float">
            <text:p>0.528105164</text:p>
          </table:table-cell>
          <table:table-cell office:value-type="float" office:value="0.554882176624" calcext:value-type="float">
            <text:p>0.554882176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12396615502" calcext:value-type="float">
            <text:p>0.5123966155</text:p>
          </table:table-cell>
          <table:table-cell office:value-type="float" office:value="0.612683823529" calcext:value-type="float">
            <text:p>0.6126838235</text:p>
          </table:table-cell>
          <table:table-cell office:value-type="float" office:value="0.331733" calcext:value-type="float">
            <text:p>0.331733</text:p>
          </table:table-cell>
          <table:table-cell office:value-type="float" office:value="0.529738680431" calcext:value-type="float">
            <text:p>0.5297386804</text:p>
          </table:table-cell>
          <table:table-cell office:value-type="float" office:value="0.558070528396" calcext:value-type="float">
            <text:p>0.558070528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459812895" calcext:value-type="float">
            <text:p>0.504598129</text:p>
          </table:table-cell>
          <table:table-cell office:value-type="float" office:value="0.543628571429" calcext:value-type="float">
            <text:p>0.5436285714</text:p>
          </table:table-cell>
          <table:table-cell office:value-type="float" office:value="0.277608" calcext:value-type="float">
            <text:p>0.277608</text:p>
          </table:table-cell>
          <table:table-cell office:value-type="float" office:value="0.511949327854" calcext:value-type="float">
            <text:p>0.5119493279</text:p>
          </table:table-cell>
          <table:table-cell office:value-type="float" office:value="0.523386706115" calcext:value-type="float">
            <text:p>0.523386706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19198012464" calcext:value-type="float">
            <text:p>0.5191980125</text:p>
          </table:table-cell>
          <table:table-cell office:value-type="float" office:value="0.635209112547" calcext:value-type="float">
            <text:p>0.6352091125</text:p>
          </table:table-cell>
          <table:table-cell office:value-type="float" office:value="0.335202" calcext:value-type="float">
            <text:p>0.335202</text:p>
          </table:table-cell>
          <table:table-cell office:value-type="float" office:value="0.538881690318" calcext:value-type="float">
            <text:p>0.5388816903</text:p>
          </table:table-cell>
          <table:table-cell office:value-type="float" office:value="0.571374347209" calcext:value-type="float">
            <text:p>0.571374347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02474004207" calcext:value-type="float">
            <text:p>0.5024740042</text:p>
          </table:table-cell>
          <table:table-cell office:value-type="float" office:value="0.526258891272" calcext:value-type="float">
            <text:p>0.5262588913</text:p>
          </table:table-cell>
          <table:table-cell office:value-type="float" office:value="0.276672" calcext:value-type="float">
            <text:p>0.276672</text:p>
          </table:table-cell>
          <table:table-cell office:value-type="float" office:value="0.507057414977" calcext:value-type="float">
            <text:p>0.507057415</text:p>
          </table:table-cell>
          <table:table-cell office:value-type="float" office:value="0.514091487711" calcext:value-type="float">
            <text:p>0.514091487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3296539855" calcext:value-type="float">
            <text:p>0.5032965399</text:p>
          </table:table-cell>
          <table:table-cell office:value-type="float" office:value="0.535034436039" calcext:value-type="float">
            <text:p>0.535034436</text:p>
          </table:table-cell>
          <table:table-cell office:value-type="float" office:value="0.277065" calcext:value-type="float">
            <text:p>0.277065</text:p>
          </table:table-cell>
          <table:table-cell office:value-type="float" office:value="0.50933927503" calcext:value-type="float">
            <text:p>0.509339275</text:p>
          </table:table-cell>
          <table:table-cell office:value-type="float" office:value="0.518680433529" calcext:value-type="float">
            <text:p>0.518680433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42078400111" calcext:value-type="float">
            <text:p>0.5420784001</text:p>
          </table:table-cell>
          <table:table-cell office:value-type="float" office:value="0.628962001854" calcext:value-type="float">
            <text:p>0.6289620019</text:p>
          </table:table-cell>
          <table:table-cell office:value-type="float" office:value="0.346867" calcext:value-type="float">
            <text:p>0.346867</text:p>
          </table:table-cell>
          <table:table-cell office:value-type="float" office:value="0.557480250108" calcext:value-type="float">
            <text:p>0.5574802501</text:p>
          </table:table-cell>
          <table:table-cell office:value-type="float" office:value="0.582297101148" calcext:value-type="float">
            <text:p>0.582297101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67:.F74])" office:value-type="float" office:value="0.512346447660875" calcext:value-type="float">
            <text:p>0.5123464477</text:p>
          </table:table-cell>
          <table:table-cell table:style-name="ce1" table:formula="of:=AVERAGE([.G67:.G74])" office:value-type="float" office:value="0.577140181128875" calcext:value-type="float">
            <text:p>0.5771401811</text:p>
          </table:table-cell>
          <table:table-cell table:style-name="ce1" table:formula="of:=AVERAGE([.H67:.H74])" office:value-type="float" office:value="0.30654175" calcext:value-type="float">
            <text:p>0.30654175</text:p>
          </table:table-cell>
          <table:table-cell table:style-name="ce1" table:formula="of:=AVERAGE([.I67:.I74])" office:value-type="float" office:value="0.52383243680525" calcext:value-type="float">
            <text:p>0.5238324368</text:p>
          </table:table-cell>
          <table:table-cell table:style-name="ce1" table:formula="of:=AVERAGE([.J67:.J74])" office:value-type="float" office:value="0.54232691665275" calcext:value-type="float">
            <text:p>0.54232691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67:.F74])/SQRT(8)" office:value-type="float" office:value="0.00473701909404709" calcext:value-type="float">
            <text:p>0.0047370191</text:p>
          </table:table-cell>
          <table:table-cell table:style-name="ce2" table:formula="of:=STDEV([.G67:.G74])/SQRT(8)" office:value-type="float" office:value="0.0168706244300005" calcext:value-type="float">
            <text:p>0.0168706244</text:p>
          </table:table-cell>
          <table:table-cell table:style-name="ce2" table:formula="of:=STDEV([.H67:.H74])/SQRT(8)" office:value-type="float" office:value="0.0113754915965201" calcext:value-type="float">
            <text:p>0.0113754916</text:p>
          </table:table-cell>
          <table:table-cell table:style-name="ce2" table:formula="of:=STDEV([.I67:.I74])/SQRT(8)" office:value-type="float" office:value="0.00639715933508602" calcext:value-type="float">
            <text:p>0.0063971593</text:p>
          </table:table-cell>
          <table:table-cell table:style-name="ce2" table:formula="of:=STDEV([.J67:.J74])/SQRT(8)" office:value-type="float" office:value="0.00969530745609652" calcext:value-type="float">
            <text:p>0.00969530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6:28:34.012872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27T16:33:26.804325654</dc:date>
    <meta:editing-duration>PT7M27S</meta:editing-duration>
    <meta:editing-cycles>3</meta:editing-cycles>
    <meta:document-statistic meta:table-count="1" meta:cell-count="646" meta:object-count="0"/>
  </office:meta>
</office:document-meta>
</file>